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0d2b" officeooo:paragraph-rsid="000e0d2b"/>
    </style:style>
    <style:style style:name="P2" style:family="paragraph" style:parent-style-name="Standard">
      <style:paragraph-properties fo:text-align="justify" style:justify-single-word="false"/>
      <style:text-properties officeooo:rsid="000e0d2b" officeooo:paragraph-rsid="000e0d2b"/>
    </style:style>
    <style:style style:name="P3" style:family="paragraph" style:parent-style-name="Standard">
      <style:text-properties fo:font-weight="bold" officeooo:rsid="000e0d2b" officeooo:paragraph-rsid="000e0d2b"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pecies Distribution Models</text:p>
      <text:p text:style-name="P1"/>
      <text:p text:style-name="P2">This course introduces the theory and practice of Ecological Niche Modelling (ENM) and Species Distribution Modelling (SDM) and their applications in ecology and conservation. Students will learn the core concepts, data requirements, and basic modelling approaches, supported by hands-on practical sessions using real-world datasets. By the end of the course, students will be able to independently build, evaluate, and interpret basic ENM/SDM analys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milio Berti</meta:initial-creator>
    <meta:creation-date>2026-01-08T09:26:16.119513515</meta:creation-date>
    <dc:date>2026-01-08T09:34:04.714861545</dc:date>
    <dc:creator>Emilio Berti</dc:creator>
    <meta:editing-duration>PT7M49S</meta:editing-duration>
    <meta:editing-cycles>1</meta:editing-cycles>
    <meta:document-statistic meta:table-count="0" meta:image-count="0" meta:object-count="0" meta:page-count="1" meta:paragraph-count="2" meta:word-count="66" meta:character-count="480" meta:non-whitespace-character-count="416"/>
    <meta:generator>LibreOffice/7.6.7.2$Linux_X86_64 LibreOffice_project/60$Build-2</meta:generator>
  </office:meta>
</office:document-meta>
</file>